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table:style-name="ce3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3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3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date" office:date-value="2011-12-20">
            <text:p>20/12/11</text:p>
          </table:table-cell>
          <table:table-cell office:value-type="float" office:value="6">
            <text:p>6</text:p>
          </table:table-cell>
        </table:table-row>
        <table:table-row table:style-name="ro2" table:number-rows-repeated="34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4" table:formula="of:=SUM([.C2:.C36])" office:value-type="float" office:value="21">
            <text:p>21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21">
            <text:p>21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69">
            <text:p>1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7:26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1-12-20T17:26:39</dc:date>
    <meta:editing-duration>PT25M2S</meta:editing-duration>
    <meta:editing-cycles>38</meta:editing-cycles>
    <meta:generator>LibreOffice/3.4$Unix LibreOffice_project/340m1$Build-302</meta:generator>
    <meta:document-statistic meta:table-count="5" meta:cell-count="100" meta:object-count="0"/>
  </office:meta>
</office:document-meta>
</file>